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Section1" style:family="section">
      <style:section-properties>
        <style:columns fo:column-count="1"/>
      </style:section-properties>
    </style:style>
    <style:style style:name="745d0e" style:family="table">
      <style:table-properties style:rel-width="100" table:align="center"/>
    </style:style>
    <style:style style:name="745d0e.0" style:family="table-column">
      <style:table-column-properties style:column-width="0.53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Standard"/>
        <text:p text:style-name="Standard"/>
        <table:table table:name="745d0e" table:style="745d0e">
          <table:table-column table:style-name="745d0e.0"/>
          <table:table-row>
            <table:table-cell office:value-type="string"/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cm" fo:page-height="29.7cm" style:num-format="1" style:print-orientation="portrait" fo:margin-top="0.5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>
        <style:header-footer-properties fo:min-height="0.5in" fo:margin-bottom="0.5in" style:dynamic-spacing="true"/>
      </style:header-style>
      <style:footer-style/>
    </style:page-layout>
  </office:automatic-styles>
  <office:master-styles>
    <style:master-page style:name="Standard1" style:page-layout-name="Mpm1">
      <style:head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4-05-30T10:00:47.000</dc:date>
    <meta:generator>PHPWord</meta:generator>
    <meta:initial-creator/>
    <meta:creation-date>2024-05-30T10:00:47.000</meta:creation-date>
    <meta:keyword/>
    <meta:user-defined meta:name="Category"/>
    <meta:user-defined meta:name="Company"/>
    <meta:user-defined meta:name="Manager"/>
  </office:meta>
</office:document-meta>
</file>